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idation based protocols</text:p>
      <text:p text:style-name="P1"/>
      <text:p text:style-name="P1">When are validation based protocols used?</text:p>
      <text:p text:style-name="P2">Consider the situation where a majority of the transactions are read-only transactions. As the number of conflicts is <text:s/>very low in these cases, a typical concurrency-control scheme would impose a significant overhead of code execution(concurrency control code) and possible delay in transactions. A validation scheme imposes less overhead for these situations only.</text:p>
      <text:p text:style-name="P2"/>
      <text:p text:style-name="P1">The scheme</text:p>
      <text:list xml:id="list1826867580" text:style-name="L1">
        <text:list-item>
          <text:p text:style-name="P5">Every transaction, T<text:span text:style-name="T1">i</text:span> is divided into three distinct phases</text:p>
          <text:list>
            <text:list-item>
              <text:p text:style-name="P5"><text:span text:style-name="T5">Read phase</text:span> – Does all the required reads. Does all the calculation and stores the corresponding results in temporary variables</text:p>
            </text:list-item>
            <text:list-item>
              <text:p text:style-name="P5"><text:span text:style-name="T5">Validation phase</text:span> – Checks if the transaction can safely write to the database without causing a violation of serializability. The validation test for a transaction T<text:span text:style-name="T1">i+1 </text:span><text:span text:style-name="T3">is successful if either of the two conditions are true. </text:span>For all transactions T<text:span text:style-name="T1">i</text:span><text:span text:style-name="T3"> with </text:span><text:span text:style-name="T4">Validation(T</text:span><text:span text:style-name="T2">i</text:span><text:span text:style-name="T4">) &lt; Validation(T</text:span><text:span text:style-name="T2">i+1</text:span><text:span text:style-name="T4">)</text:span><text:span text:style-name="T3">,</text:span></text:p>
              <text:list>
                <text:list-item>
                  <text:p text:style-name="P5"><text:span text:style-name="T3">Finish(T</text:span><text:span text:style-name="T1">i</text:span><text:span text:style-name="T3">) &lt; Start(T</text:span><text:span text:style-name="T1">i+1</text:span><text:span text:style-name="T3">). This maintains serializability in a trivial manner, i.e., by creating serial schedules</text:span></text:p>
                </text:list-item>
                <text:list-item>
                  <text:p text:style-name="P4"><text:span text:style-name="T3">T</text:span><text:span text:style-name="T1">i</text:span><text:span text:style-name="T3"> does not write on any data elements which are being read by T</text:span><text:span text:style-name="T1">i+1</text:span><text:span text:style-name="T3"> and T</text:span><text:span text:style-name="T1">i</text:span><text:span text:style-name="T3"> finishes execution before T</text:span><text:span text:style-name="T1">i+1</text:span><text:span text:style-name="T3"> starts validation,i.e., <text:s/>Finish(T</text:span><text:span text:style-name="T1">i</text:span><text:span text:style-name="T3">) &lt; Validation(T</text:span><text:span text:style-name="T1">i+1</text:span><text:span text:style-name="T3">). The later condition ensure that the writes of the two transactions do not overlap and the former ensures that writes of T</text:span><text:span text:style-name="T1">i</text:span><text:span text:style-name="T3"> does not effect T</text:span><text:span text:style-name="T1">i+1</text:span></text:p>
                </text:list-item>
              </text:list>
            </text:list-item>
            <text:list-item>
              <text:p text:style-name="P5"><text:span text:style-name="T5">Write phase</text:span> – If the validation phase was successful, the writes occur to the database. Else the system rolls back the transaction.</text:p>
            </text:list-item>
          </text:list>
        </text:list-item>
        <text:list-item>
          <text:p text:style-name="P5">Cascadelessness and hence recoverability is ensured as T<text:span text:style-name="T1">i+1</text:span><text:span text:style-name="T3"> operates on data written by T</text:span><text:span text:style-name="T1">i </text:span><text:span text:style-name="T3">only after T</text:span><text:span text:style-name="T1">i </text:span><text:span text:style-name="T3">commits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10T16:57:56</meta:creation-date>
    <dc:date>2012-04-19T11:08:06</dc:date>
    <dc:creator>Kempa </dc:creator>
    <meta:editing-duration>PT3H29M48S</meta:editing-duration>
    <meta:editing-cycles>7</meta:editing-cycles>
    <meta:generator>LibreOffice/3.4$Linux LibreOffice_project/340m1$Build-402</meta:generator>
    <meta:document-statistic meta:table-count="0" meta:image-count="0" meta:object-count="0" meta:page-count="1" meta:paragraph-count="11" meta:word-count="249" meta:character-count="1582" meta:non-whitespace-character-count="1349"/>
  </office:meta>
</office:document-meta>
</file>